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맑은 고딕" svg:font-family="&quot;맑은 고딕&quot;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FF"/>
      <style:text-properties fo:color="#191919" style:font-name="Inherit" style:font-name-asian="Inherit" style:font-name-complex="Inherit" fo:font-size="5pt" style:font-size-asian="5pt" style:font-size-complex="5pt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191919" style:font-name="Inherit" style:font-name-asian="Inherit" style:font-name-complex="Inherit" fo:font-size="5pt" style:font-size-asian="5pt" style:font-size-complex="5pt" fo:font-weight="normal" style:font-weight-asian="normal" style:font-weight-complex="normal"/>
    </style:style>
    <style:style style:name="ce4" style:family="table-cell" style:parent-style-name="Default" style:data-style-name="N48">
      <style:table-cell-properties style:vertical-align="automatic" fo:wrap-option="wrap" fo:background-color="#FFFFFF"/>
      <style:text-properties fo:color="#191919" style:font-name="Inherit" style:font-name-asian="Inherit" style:font-name-complex="Inherit" fo:font-size="5pt" style:font-size-asian="5pt" style:font-size-complex="5pt"/>
    </style:style>
    <style:style style:name="ce5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원주동부</text:p>
          </table:table-cell>
          <table:table-cell office:value-type="float" office:value="38" table:style-name="ce2">
            <text:p>38</text:p>
          </table:table-cell>
          <table:table-cell office:value-type="float" office:value="16" table:style-name="ce2">
            <text:p>16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패패패승</text:p>
          </table:table-cell>
          <table:table-cell office:value-type="string" table:style-name="ce2">
            <text:p>1승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전주KCC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승승승패패</text:p>
          </table:table-cell>
          <table:table-cell office:value-type="string" table:style-name="ce2">
            <text:p>2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서울삼성</text:p>
          </table:table-cell>
          <table:table-cell office:value-type="float" office:value="32" table:style-name="ce2">
            <text:p>32</text:p>
          </table:table-cell>
          <table:table-cell office:value-type="float" office:value="22" table:style-name="ce2">
            <text:p>22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패패승승패</text:p>
          </table:table-cell>
          <table:table-cell office:value-type="string" table:style-name="ce2">
            <text:p>1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안양KT&amp;G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패패승패패</text:p>
          </table:table-cell>
          <table:table-cell office:value-type="string" table:style-name="ce2">
            <text:p>2패</text:p>
          </table:table-cell>
          <table:table-cell office:value-type="date" office:date-value="2024-10-17T00:00:00" table:style-name="ce4">
            <text:p>10월 17일</text:p>
          </table:table-cell>
          <table:table-cell office:value-type="string" table:style-name="ce2">
            <text:p>13-1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서울SK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5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창원LG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승패패패패</text:p>
          </table:table-cell>
          <table:table-cell office:value-type="string" table:style-name="ce2">
            <text:p>4패</text:p>
          </table:table-cell>
          <table:table-cell office:value-type="date" office:date-value="2024-12-15T00:00:00" table:style-name="ce4">
            <text:p>12월 15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인천전자랜드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승승패승승</text:p>
          </table:table-cell>
          <table:table-cell office:value-type="string" table:style-name="ce2">
            <text:p>2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부산KTF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승승패승승</text:p>
          </table:table-cell>
          <table:table-cell office:value-type="string" table:style-name="ce2">
            <text:p>2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울산모비스</text:p>
          </table:table-cell>
          <table:table-cell office:value-type="float" office:value="14" table:style-name="ce2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대구오리온스</text:p>
          </table:table-cell>
          <table:table-cell office:value-type="float" office:value="12" table:style-name="ce2">
            <text:p>12</text:p>
          </table:table-cell>
          <table:table-cell office:value-type="float" office:value="42" table:style-name="ce2">
            <text:p>42</text:p>
          </table:table-cell>
          <table:table-cell office:value-type="float" office:value="0.222" table:style-name="ce2">
            <text:p>0.22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패패승패승</text:p>
          </table:table-cell>
          <table:table-cell office:value-type="string" table:style-name="ce2">
            <text:p>1승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05-22T00:00:00" table:style-name="ce4">
            <text:p>05월 22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울산모비스</text:p>
          </table:table-cell>
          <table:table-cell office:value-type="float" office:value="35" table:style-name="ce2">
            <text:p>35</text:p>
          </table:table-cell>
          <table:table-cell office:value-type="float" office:value="19" table:style-name="ce2">
            <text:p>19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6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원주동부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승패패패패</text:p>
          </table:table-cell>
          <table:table-cell office:value-type="string" table:style-name="ce2">
            <text:p>4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전주KCC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승승승승패</text:p>
          </table:table-cell>
          <table:table-cell office:value-type="string" table:style-name="ce2">
            <text:p>1패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서울삼성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승패승승패</text:p>
          </table:table-cell>
          <table:table-cell office:value-type="string" table:style-name="ce2">
            <text:p>1패</text:p>
          </table:table-cell>
          <table:table-cell office:value-type="date" office:date-value="2024-11-16T00:00:00" table:style-name="ce4">
            <text:p>11월 16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창원LG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승승패승승</text:p>
          </table:table-cell>
          <table:table-cell office:value-type="string" table:style-name="ce2">
            <text:p>2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인천전자랜드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패패승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4-13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안양KT&amp;G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패패패승승</text:p>
          </table:table-cell>
          <table:table-cell office:value-type="string" table:style-name="ce2">
            <text:p>2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서울SK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패승패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4-13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대구오리온스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승패패패승</text:p>
          </table:table-cell>
          <table:table-cell office:value-type="string" table:style-name="ce2">
            <text:p>1승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부산KTF</text:p>
          </table:table-cell>
          <table:table-cell office:value-type="float" office:value="12" table:style-name="ce2">
            <text:p>12</text:p>
          </table:table-cell>
          <table:table-cell office:value-type="float" office:value="42" table:style-name="ce2">
            <text:p>42</text:p>
          </table:table-cell>
          <table:table-cell office:value-type="float" office:value="0.222" table:style-name="ce2">
            <text:p>0.22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패패패패패</text:p>
          </table:table-cell>
          <table:table-cell office:value-type="string" table:style-name="ce2">
            <text:p>5패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05-22T00:00:00" table:style-name="ce4">
            <text:p>05월 22일</text:p>
          </table:table-cell>
          <table:table-cell table:number-columns-repeated="2" table:style-name="ce5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울산모비스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패승승승</text:p>
          </table:table-cell>
          <table:table-cell office:value-type="string" table:style-name="ce2">
            <text:p>3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06-21T00:00:00" table:style-name="ce4">
            <text:p>06월 2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부산KT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6승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전주KCC</text:p>
          </table:table-cell>
          <table:table-cell office:value-type="float" office:value="35" table:style-name="ce2">
            <text:p>35</text:p>
          </table:table-cell>
          <table:table-cell office:value-type="float" office:value="19" table:style-name="ce2">
            <text:p>19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창원LG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2">
            <text:p>20</text:p>
          </table:table-cell>
          <table:table-cell office:value-type="float" office:value="0.63" table:style-name="ce2">
            <text:p>0.6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승승승승패</text:p>
          </table:table-cell>
          <table:table-cell office:value-type="string" table:style-name="ce2">
            <text:p>1패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원주동부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승승패패패</text:p>
          </table:table-cell>
          <table:table-cell office:value-type="string" table:style-name="ce2">
            <text:p>3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서울삼성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승승승패패</text:p>
          </table:table-cell>
          <table:table-cell office:value-type="string" table:style-name="ce2">
            <text:p>2패</text:p>
          </table:table-cell>
          <table:table-cell office:value-type="string" table:style-name="ce2">
            <text:p>14-13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서울SK</text:p>
          </table:table-cell>
          <table:table-cell office:value-type="float" office:value="16" table:style-name="ce2">
            <text:p>16</text:p>
          </table:table-cell>
          <table:table-cell office:value-type="float" office:value="38" table:style-name="ce2">
            <text:p>38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패패승패승</text:p>
          </table:table-cell>
          <table:table-cell office:value-type="string" table:style-name="ce2">
            <text:p>1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06-21T00:00:00" table:style-name="ce4">
            <text:p>06월 2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안양KT&amp;G</text:p>
          </table:table-cell>
          <table:table-cell office:value-type="float" office:value="16" table:style-name="ce2">
            <text:p>16</text:p>
          </table:table-cell>
          <table:table-cell office:value-type="float" office:value="38" table:style-name="ce2">
            <text:p>38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패승패승패</text:p>
          </table:table-cell>
          <table:table-cell office:value-type="string" table:style-name="ce2">
            <text:p>1패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인천전자랜드</text:p>
          </table:table-cell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패패패패패</text:p>
          </table:table-cell>
          <table:table-cell office:value-type="string" table:style-name="ce2">
            <text:p>12패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대구오리온스</text:p>
          </table:table-cell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패패패승승</text:p>
          </table:table-cell>
          <table:table-cell office:value-type="string" table:style-name="ce2">
            <text:p>2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07-20T00:00:00" table:style-name="ce4">
            <text:p>07월 20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부산KT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패승승승승</text:p>
          </table:table-cell>
          <table:table-cell office:value-type="string" table:style-name="ce2">
            <text:p>4승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06-21T00:00:00" table:style-name="ce4">
            <text:p>06월 2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인천전자랜드</text:p>
          </table:table-cell>
          <table:table-cell office:value-type="float" office:value="38" table:style-name="ce2">
            <text:p>38</text:p>
          </table:table-cell>
          <table:table-cell office:value-type="float" office:value="16" table:style-name="ce2">
            <text:p>16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승승패승패</text:p>
          </table:table-cell>
          <table:table-cell office:value-type="string" table:style-name="ce2">
            <text:p>1패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전주KCC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2">
            <text:p>20</text:p>
          </table:table-cell>
          <table:table-cell office:value-type="float" office:value="0.63" table:style-name="ce2">
            <text:p>0.6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승패패패승</text:p>
          </table:table-cell>
          <table:table-cell office:value-type="string" table:style-name="ce2">
            <text:p>1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원주동부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승패패패승</text:p>
          </table:table-cell>
          <table:table-cell office:value-type="string" table:style-name="ce2">
            <text:p>1승</text:p>
          </table:table-cell>
          <table:table-cell office:value-type="date" office:date-value="2024-10-17T00:00:00" table:style-name="ce4">
            <text:p>10월 17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창원LG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5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서울삼성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패패패승승</text:p>
          </table:table-cell>
          <table:table-cell office:value-type="string" table:style-name="ce2">
            <text:p>2승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서울SK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승승패패패</text:p>
          </table:table-cell>
          <table:table-cell office:value-type="string" table:style-name="ce2">
            <text:p>3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울산모비스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패승승승패</text:p>
          </table:table-cell>
          <table:table-cell office:value-type="string" table:style-name="ce2">
            <text:p>1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안양한국인삼공사</text:p>
          </table:table-cell>
          <table:table-cell office:value-type="float" office:value="16" table:style-name="ce2">
            <text:p>16</text:p>
          </table:table-cell>
          <table:table-cell office:value-type="float" office:value="38" table:style-name="ce2">
            <text:p>38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패패패패패</text:p>
          </table:table-cell>
          <table:table-cell office:value-type="string" table:style-name="ce2">
            <text:p>5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06-21T00:00:00" table:style-name="ce4">
            <text:p>06월 2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대구오리온스</text:p>
          </table:table-cell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승승승패패</text:p>
          </table:table-cell>
          <table:table-cell office:value-type="string" table:style-name="ce2">
            <text:p>2패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08-19T00:00:00" table:style-name="ce4">
            <text:p>08월 19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원주동부</text:p>
          </table:table-cell>
          <table:table-cell office:value-type="float" office:value="44" table:style-name="ce2">
            <text:p>44</text:p>
          </table:table-cell>
          <table:table-cell office:value-type="float" office:value="10" table:style-name="ce2">
            <text:p>10</text:p>
          </table:table-cell>
          <table:table-cell office:value-type="float" office:value="0.81499999999999995" table:style-name="ce2">
            <text:p>0.81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패승패승패</text:p>
          </table:table-cell>
          <table:table-cell office:value-type="string" table:style-name="ce2">
            <text:p>1패</text:p>
          </table:table-cell>
          <table:table-cell office:value-type="date" office:date-value="2024-05-22T00:00:00" table:style-name="ce4">
            <text:p>05월 22일</text:p>
          </table:table-cell>
          <table:table-cell office:value-type="date" office:date-value="2024-05-22T00:00:00" table:style-name="ce4">
            <text:p>05월 22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안양 KGC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부산KT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전주KCC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5승</text:p>
          </table:table-cell>
          <table:table-cell office:value-type="date" office:date-value="2024-10-17T00:00:00" table:style-name="ce4">
            <text:p>10월 17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울산모비스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패승승승승</text:p>
          </table:table-cell>
          <table:table-cell office:value-type="string" table:style-name="ce2">
            <text:p>4승</text:p>
          </table:table-cell>
          <table:table-cell office:value-type="string" table:style-name="ce2">
            <text:p>13-14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인천전자랜드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승승패패패</text:p>
          </table:table-cell>
          <table:table-cell office:value-type="string" table:style-name="ce2">
            <text:p>3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창원LG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패승승승패</text:p>
          </table:table-cell>
          <table:table-cell office:value-type="string" table:style-name="ce2">
            <text:p>1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고양오리온스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승승승패패</text:p>
          </table:table-cell>
          <table:table-cell office:value-type="string" table:style-name="ce2">
            <text:p>2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서울SK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승패패패승</text:p>
          </table:table-cell>
          <table:table-cell office:value-type="string" table:style-name="ce2">
            <text:p>1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서울삼성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승패패승패</text:p>
          </table:table-cell>
          <table:table-cell office:value-type="string" table:style-name="ce2">
            <text:p>1패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7-20T00:00:00" table:style-name="ce4">
            <text:p>07월 20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서울SK</text:p>
          </table:table-cell>
          <table:table-cell office:value-type="float" office:value="44" table:style-name="ce2">
            <text:p>44</text:p>
          </table:table-cell>
          <table:table-cell office:value-type="float" office:value="10" table:style-name="ce2">
            <text:p>10</text:p>
          </table:table-cell>
          <table:table-cell office:value-type="float" office:value="0.81499999999999995" table:style-name="ce2">
            <text:p>0.81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패승</text:p>
          </table:table-cell>
          <table:table-cell office:value-type="string" table:style-name="ce2">
            <text:p>1승</text:p>
          </table:table-cell>
          <table:table-cell office:value-type="date" office:date-value="2024-02-25T00:00:00" table:style-name="ce4">
            <text:p>02월 25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울산모비스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13승</text:p>
          </table:table-cell>
          <table:table-cell office:value-type="date" office:date-value="2024-05-22T00:00:00" table:style-name="ce4">
            <text:p>05월 22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인천전자랜드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승패승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3-14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안양 KGC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패승패패승</text:p>
          </table:table-cell>
          <table:table-cell office:value-type="string" table:style-name="ce2">
            <text:p>1승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고양오리온스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승승패승패</text:p>
          </table:table-cell>
          <table:table-cell office:value-type="string" table:style-name="ce2">
            <text:p>1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서울삼성</text:p>
          </table:table-cell>
          <table:table-cell office:value-type="float" office:value="22" table:style-name="ce2">
            <text:p>22</text:p>
          </table:table-cell>
          <table:table-cell office:value-type="float" office:value="32" table:style-name="ce2">
            <text:p>3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승승패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3-14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원주동부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패패승패패</text:p>
          </table:table-cell>
          <table:table-cell office:value-type="string" table:style-name="ce2">
            <text:p>2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창원LG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승</text:p>
          </table:table-cell>
          <table:table-cell office:value-type="date" office:date-value="2024-12-14T00:00:00" table:style-name="ce4">
            <text:p>12월 14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부산KT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3-14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전주KCC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4-23T00:00:00" table:style-name="ce4">
            <text:p>04월 23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창원LG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13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06-21T00:00:00" table:style-name="ce4">
            <text:p>06월 2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울산모비스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패승</text:p>
          </table:table-cell>
          <table:table-cell office:value-type="string" table:style-name="ce2">
            <text:p>1승</text:p>
          </table:table-cell>
          <table:table-cell office:value-type="date" office:date-value="2024-05-22T00:00:00" table:style-name="ce4">
            <text:p>05월 22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서울SK</text:p>
          </table:table-cell>
          <table:table-cell office:value-type="float" office:value="37" table:style-name="ce2">
            <text:p>37</text:p>
          </table:table-cell>
          <table:table-cell office:value-type="float" office:value="17" table:style-name="ce2">
            <text:p>17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승패패승패</text:p>
          </table:table-cell>
          <table:table-cell office:value-type="string" table:style-name="ce2">
            <text:p>1패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인천전자랜드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승패패승승</text:p>
          </table:table-cell>
          <table:table-cell office:value-type="string" table:style-name="ce2">
            <text:p>2승</text:p>
          </table:table-cell>
          <table:table-cell office:value-type="date" office:date-value="2024-12-15T00:00:00" table:style-name="ce4">
            <text:p>12월 15일</text:p>
          </table:table-cell>
          <table:table-cell office:value-type="string" table:style-name="ce2">
            <text:p>13-1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부산KT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패패승승패</text:p>
          </table:table-cell>
          <table:table-cell office:value-type="string" table:style-name="ce2">
            <text:p>1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고양오리온스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패승승패승</text:p>
          </table:table-cell>
          <table:table-cell office:value-type="string" table:style-name="ce2">
            <text:p>1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전주KCC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패승승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3-14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서울삼성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안양 KGC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승패패패승</text:p>
          </table:table-cell>
          <table:table-cell office:value-type="string" table:style-name="ce2">
            <text:p>1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원주동부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패패패패패</text:p>
          </table:table-cell>
          <table:table-cell office:value-type="string" table:style-name="ce2">
            <text:p>7패</text:p>
          </table:table-cell>
          <table:table-cell office:value-type="date" office:date-value="2024-05-22T00:00:00" table:style-name="ce4">
            <text:p>05월 22일</text:p>
          </table:table-cell>
          <table:table-cell office:value-type="date" office:date-value="2024-08-19T00:00:00" table:style-name="ce4">
            <text:p>08월 19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울산모비스</text:p>
          </table:table-cell>
          <table:table-cell office:value-type="float" office:value="39" table:style-name="ce2">
            <text:p>39</text:p>
          </table:table-cell>
          <table:table-cell office:value-type="float" office:value="15" table:style-name="ce2">
            <text:p>15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패승승승</text:p>
          </table:table-cell>
          <table:table-cell office:value-type="string" table:style-name="ce2">
            <text:p>3승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원주동부</text:p>
          </table:table-cell>
          <table:table-cell office:value-type="float" office:value="37" table:style-name="ce2">
            <text:p>37</text:p>
          </table:table-cell>
          <table:table-cell office:value-type="float" office:value="17" table:style-name="ce2">
            <text:p>17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패패패승승</text:p>
          </table:table-cell>
          <table:table-cell office:value-type="string" table:style-name="ce2">
            <text:p>2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서울SK</text:p>
          </table:table-cell>
          <table:table-cell office:value-type="float" office:value="37" table:style-name="ce2">
            <text:p>37</text:p>
          </table:table-cell>
          <table:table-cell office:value-type="float" office:value="17" table:style-name="ce2">
            <text:p>17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패승승승승</text:p>
          </table:table-cell>
          <table:table-cell office:value-type="string" table:style-name="ce2">
            <text:p>4승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창원LG</text:p>
          </table:table-cell>
          <table:table-cell office:value-type="float" office:value="32" table:style-name="ce2">
            <text:p>32</text:p>
          </table:table-cell>
          <table:table-cell office:value-type="float" office:value="22" table:style-name="ce2">
            <text:p>22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7승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고양오리온스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승승승승패</text:p>
          </table:table-cell>
          <table:table-cell office:value-type="string" table:style-name="ce2">
            <text:p>1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인천전자랜드</text:p>
          </table:table-cell>
          <table:table-cell office:value-type="float" office:value="25" table:style-name="ce2">
            <text:p>25</text:p>
          </table:table-cell>
          <table:table-cell office:value-type="float" office:value="29" table:style-name="ce2">
            <text:p>29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승패패패패</text:p>
          </table:table-cell>
          <table:table-cell office:value-type="string" table:style-name="ce2">
            <text:p>4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부산KT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승패승패패</text:p>
          </table:table-cell>
          <table:table-cell office:value-type="string" table:style-name="ce2">
            <text:p>2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안양 KGC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전주KCC</text:p>
          </table:table-cell>
          <table:table-cell office:value-type="float" office:value="12" table:style-name="ce2">
            <text:p>12</text:p>
          </table:table-cell>
          <table:table-cell office:value-type="float" office:value="42" table:style-name="ce2">
            <text:p>42</text:p>
          </table:table-cell>
          <table:table-cell office:value-type="float" office:value="0.222" table:style-name="ce2">
            <text:p>0.22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패승패패패</text:p>
          </table:table-cell>
          <table:table-cell office:value-type="string" table:style-name="ce2">
            <text:p>3패</text:p>
          </table:table-cell>
          <table:table-cell office:value-type="date" office:date-value="2024-05-22T00:00:00" table:style-name="ce4">
            <text:p>05월 22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서울삼성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float" office:value="0.20399999999999999" table:style-name="ce2">
            <text:p>0.20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패패패패패</text:p>
          </table:table-cell>
          <table:table-cell office:value-type="string" table:style-name="ce2">
            <text:p>5패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5-22T00:00:00" table:style-name="ce4">
            <text:p>05월 22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전주KCC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12승</text:p>
          </table:table-cell>
          <table:table-cell office:value-type="date" office:date-value="2024-05-22T00:00:00" table:style-name="ce4">
            <text:p>05월 22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울산모비스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5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고양오리온</text:p>
          </table:table-cell>
          <table:table-cell office:value-type="float" office:value="32" table:style-name="ce2">
            <text:p>32</text:p>
          </table:table-cell>
          <table:table-cell office:value-type="float" office:value="22" table:style-name="ce2">
            <text:p>22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승패패승패</text:p>
          </table:table-cell>
          <table:table-cell office:value-type="string" table:style-name="ce2">
            <text:p>1패</text:p>
          </table:table-cell>
          <table:table-cell office:value-type="date" office:date-value="2024-08-19T00:00:00" table:style-name="ce4">
            <text:p>08월 19일</text:p>
          </table:table-cell>
          <table:table-cell office:value-type="string" table:style-name="ce2">
            <text:p>13-1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안양KGC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승승패패패</text:p>
          </table:table-cell>
          <table:table-cell office:value-type="string" table:style-name="ce2">
            <text:p>3패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서울삼성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승패패승패</text:p>
          </table:table-cell>
          <table:table-cell office:value-type="string" table:style-name="ce2">
            <text:p>1패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원주동부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4-13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부산KT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3-14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창원LG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패패승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4-13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서울SK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3-14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인천전자랜드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2">
            <text:p>37</text:p>
          </table:table-cell>
          <table:table-cell office:value-type="float" office:value="0.315" table:style-name="ce2">
            <text:p>0.31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승승승패패</text:p>
          </table:table-cell>
          <table:table-cell office:value-type="string" table:style-name="ce2">
            <text:p>2패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8-19T00:00:00" table:style-name="ce4">
            <text:p>08월 19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안양KGC</text:p>
          </table:table-cell>
          <table:table-cell office:value-type="float" office:value="39" table:style-name="ce2">
            <text:p>39</text:p>
          </table:table-cell>
          <table:table-cell office:value-type="float" office:value="15" table:style-name="ce2">
            <text:p>15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9승</text:p>
          </table:table-cell>
          <table:table-cell office:value-type="date" office:date-value="2024-04-23T00:00:00" table:style-name="ce4">
            <text:p>04월 23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고양오리온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승승승패승</text:p>
          </table:table-cell>
          <table:table-cell office:value-type="string" table:style-name="ce2">
            <text:p>1승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서울삼성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2">
            <text:p>20</text:p>
          </table:table-cell>
          <table:table-cell office:value-type="float" office:value="0.63" table:style-name="ce2">
            <text:p>0.6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승패승패승</text:p>
          </table:table-cell>
          <table:table-cell office:value-type="string" table:style-name="ce2">
            <text:p>1승</text:p>
          </table:table-cell>
          <table:table-cell office:value-type="date" office:date-value="2024-07-20T00:00:00" table:style-name="ce4">
            <text:p>07월 20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울산모비스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패승패승패</text:p>
          </table:table-cell>
          <table:table-cell office:value-type="string" table:style-name="ce2">
            <text:p>1패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원주동부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패승패승패</text:p>
          </table:table-cell>
          <table:table-cell office:value-type="string" table:style-name="ce2">
            <text:p>1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인천전자랜드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패패패승승</text:p>
          </table:table-cell>
          <table:table-cell office:value-type="string" table:style-name="ce2">
            <text:p>2승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서울SK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4-13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창원LG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승패패패패</text:p>
          </table:table-cell>
          <table:table-cell office:value-type="string" table:style-name="ce2">
            <text:p>4패</text:p>
          </table:table-cell>
          <table:table-cell office:value-type="string" table:style-name="ce2">
            <text:p>14-13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부산KT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승패승패패</text:p>
          </table:table-cell>
          <table:table-cell office:value-type="string" table:style-name="ce2">
            <text:p>2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전주KCC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2">
            <text:p>37</text:p>
          </table:table-cell>
          <table:table-cell office:value-type="float" office:value="0.315" table:style-name="ce2">
            <text:p>0.31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8-19T00:00:00" table:style-name="ce4">
            <text:p>08월 19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원주DB</text:p>
          </table:table-cell>
          <table:table-cell office:value-type="float" office:value="37" table:style-name="ce2">
            <text:p>37</text:p>
          </table:table-cell>
          <table:table-cell office:value-type="float" office:value="17" table:style-name="ce2">
            <text:p>17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패승승패패</text:p>
          </table:table-cell>
          <table:table-cell office:value-type="string" table:style-name="ce2">
            <text:p>2패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서울SK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6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전주KCC</text:p>
          </table:table-cell>
          <table:table-cell office:value-type="float" office:value="35" table:style-name="ce2">
            <text:p>35</text:p>
          </table:table-cell>
          <table:table-cell office:value-type="float" office:value="19" table:style-name="ce2">
            <text:p>19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패승승패패</text:p>
          </table:table-cell>
          <table:table-cell office:value-type="string" table:style-name="ce2">
            <text:p>2패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울산현대모비스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승패패패패</text:p>
          </table:table-cell>
          <table:table-cell office:value-type="string" table:style-name="ce2">
            <text:p>4패</text:p>
          </table:table-cell>
          <table:table-cell office:value-type="string" table:style-name="ce2">
            <text:p>14-13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안양KGC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인천전자랜드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패패패승승</text:p>
          </table:table-cell>
          <table:table-cell office:value-type="string" table:style-name="ce2">
            <text:p>2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서울삼성</text:p>
          </table:table-cell>
          <table:table-cell office:value-type="float" office:value="25" table:style-name="ce2">
            <text:p>25</text:p>
          </table:table-cell>
          <table:table-cell office:value-type="float" office:value="29" table:style-name="ce2">
            <text:p>29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패승승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3-14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고양오리온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5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창원LG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2">
            <text:p>37</text:p>
          </table:table-cell>
          <table:table-cell office:value-type="float" office:value="0.315" table:style-name="ce2">
            <text:p>0.31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승패패패패</text:p>
          </table:table-cell>
          <table:table-cell office:value-type="string" table:style-name="ce2">
            <text:p>4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5-22T00:00:00" table:style-name="ce4">
            <text:p>05월 22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부산KT</text:p>
          </table:table-cell>
          <table:table-cell office:value-type="float" office:value="10" table:style-name="ce2">
            <text:p>10</text:p>
          </table:table-cell>
          <table:table-cell office:value-type="float" office:value="44" table:style-name="ce2">
            <text:p>44</text:p>
          </table:table-cell>
          <table:table-cell office:value-type="float" office:value="0.185" table:style-name="ce2">
            <text:p>0.18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4-23T00:00:00" table:style-name="ce4">
            <text:p>04월 23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울산현대모비스</text:p>
          </table:table-cell>
          <table:table-cell office:value-type="float" office:value="43" table:style-name="ce2">
            <text:p>43</text:p>
          </table:table-cell>
          <table:table-cell office:value-type="float" office:value="11" table:style-name="ce2">
            <text:p>11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8승</text:p>
          </table:table-cell>
          <table:table-cell office:value-type="date" office:date-value="2024-03-24T00:00:00" table:style-name="ce4">
            <text:p>03월 24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인천전자랜드</text:p>
          </table:table-cell>
          <table:table-cell office:value-type="float" office:value="35" table:style-name="ce2">
            <text:p>35</text:p>
          </table:table-cell>
          <table:table-cell office:value-type="float" office:value="19" table:style-name="ce2">
            <text:p>19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승패패패패</text:p>
          </table:table-cell>
          <table:table-cell office:value-type="string" table:style-name="ce2">
            <text:p>4패</text:p>
          </table:table-cell>
          <table:table-cell office:value-type="date" office:date-value="2024-05-22T00:00:00" table:style-name="ce4">
            <text:p>05월 22일</text:p>
          </table:table-cell>
          <table:table-cell office:value-type="string" table:style-name="ce2">
            <text:p>13-1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창원LG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승승승승패</text:p>
          </table:table-cell>
          <table:table-cell office:value-type="string" table:style-name="ce2">
            <text:p>1패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전주KCC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고양오리온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패패승승승</text:p>
          </table:table-cell>
          <table:table-cell office:value-type="string" table:style-name="ce2">
            <text:p>3승</text:p>
          </table:table-cell>
          <table:table-cell office:value-type="string" table:style-name="ce2">
            <text:p>14-13</text:p>
          </table:table-cell>
          <table:table-cell office:value-type="string" table:style-name="ce2">
            <text:p>13-1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부산KT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패패승패패</text:p>
          </table:table-cell>
          <table:table-cell office:value-type="string" table:style-name="ce2">
            <text:p>2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안양KGC</text:p>
          </table:table-cell>
          <table:table-cell office:value-type="float" office:value="25" table:style-name="ce2">
            <text:p>25</text:p>
          </table:table-cell>
          <table:table-cell office:value-type="float" office:value="29" table:style-name="ce2">
            <text:p>29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승승패승승</text:p>
          </table:table-cell>
          <table:table-cell office:value-type="string" table:style-name="ce2">
            <text:p>2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원주DB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승패패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3-14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서울SK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0.37" table:style-name="ce2">
            <text:p>0.37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승패승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3-14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서울삼성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float" office:value="0.20399999999999999" table:style-name="ce2">
            <text:p>0.20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패패패패패</text:p>
          </table:table-cell>
          <table:table-cell office:value-type="string" table:style-name="ce2">
            <text:p>9패</text:p>
          </table:table-cell>
          <table:table-cell office:value-type="date" office:date-value="2024-05-22T00:00:00" table:style-name="ce4">
            <text:p>05월 22일</text:p>
          </table:table-cell>
          <table:table-cell office:value-type="date" office:date-value="2024-06-21T00:00:00" table:style-name="ce4">
            <text:p>06월 21일</text:p>
          </table:table-cell>
          <table:table-cell table:number-columns-repeated="2" table:style-name="ce5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서울SK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5승</text:p>
          </table:table-cell>
          <table:table-cell office:value-type="date" office:date-value="2024-04-17T00:00:00" table:style-name="ce4">
            <text:p>04월 17일</text:p>
          </table:table-cell>
          <table:table-cell office:value-type="date" office:date-value="2024-11-11T00:00:00" table:style-name="ce4">
            <text:p>11월 1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원주DB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패승승승</text:p>
          </table:table-cell>
          <table:table-cell office:value-type="string" table:style-name="ce2">
            <text:p>3승</text:p>
          </table:table-cell>
          <table:table-cell office:value-type="date" office:date-value="2024-08-14T00:00:00" table:style-name="ce4">
            <text:p>08월 14일</text:p>
          </table:table-cell>
          <table:table-cell office:value-type="date" office:date-value="2024-07-14T00:00:00" table:style-name="ce4">
            <text:p>07월 14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안양KGC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패패승패승</text:p>
          </table:table-cell>
          <table:table-cell office:value-type="string" table:style-name="ce2">
            <text:p>1승</text:p>
          </table:table-cell>
          <table:table-cell office:value-type="date" office:date-value="2024-08-14T00:00:00" table:style-name="ce4">
            <text:p>08월 14일</text:p>
          </table:table-cell>
          <table:table-cell office:value-type="date" office:date-value="2024-12-09T00:00:00" table:style-name="ce4">
            <text:p>12월 0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전주KCC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4.5" table:style-name="ce2">
            <text:p>4.5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date" office:date-value="2024-12-08T00:00:00" table:style-name="ce4">
            <text:p>12월 08일</text:p>
          </table:table-cell>
          <table:table-cell office:value-type="date" office:date-value="2024-11-11T00:00:00" table:style-name="ce4">
            <text:p>11월 1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인천전자랜드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0.5" table:style-name="ce2">
            <text:p>0.5</text:p>
          </table:table-cell>
          <table:table-cell office:value-type="float" office:value="6.5" table:style-name="ce2">
            <text:p>6.5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date" office:date-value="2024-11-10T00:00:00" table:style-name="ce4">
            <text:p>11월 10일</text:p>
          </table:table-cell>
          <table:table-cell office:value-type="date" office:date-value="2024-10-11T00:00:00" table:style-name="ce4">
            <text:p>10월 1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부산KT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승승승패패</text:p>
          </table:table-cell>
          <table:table-cell office:value-type="string" table:style-name="ce2">
            <text:p>2패</text:p>
          </table:table-cell>
          <table:table-cell office:value-type="date" office:date-value="2024-12-09T00:00:00" table:style-name="ce4">
            <text:p>12월 09일</text:p>
          </table:table-cell>
          <table:table-cell office:value-type="date" office:date-value="2024-09-13T00:00:00" table:style-name="ce4">
            <text:p>09월 13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서울삼성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float" office:value="0.442" table:style-name="ce2">
            <text:p>0.44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date" office:date-value="2024-10-10T00:00:00" table:style-name="ce4">
            <text:p>10월 10일</text:p>
          </table:table-cell>
          <table:table-cell office:value-type="date" office:date-value="2024-09-14T00:00:00" table:style-name="ce4">
            <text:p>09월 14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울산현대모비스</text:p>
          </table:table-cell>
          <table:table-cell office:value-type="float" office:value="18" table:style-name="ce2">
            <text:p>18</text:p>
          </table:table-cell>
          <table:table-cell office:value-type="float" office:value="24" table:style-name="ce2">
            <text:p>24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패승승패패</text:p>
          </table:table-cell>
          <table:table-cell office:value-type="string" table:style-name="ce2">
            <text:p>2패</text:p>
          </table:table-cell>
          <table:table-cell office:value-type="date" office:date-value="2024-06-14T00:00:00" table:style-name="ce4">
            <text:p>06월 14일</text:p>
          </table:table-cell>
          <table:table-cell office:value-type="date" office:date-value="2024-12-10T00:00:00" table:style-name="ce4">
            <text:p>12월 1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창원LG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1.5" table:style-name="ce2">
            <text:p>11.5</text:p>
          </table:table-cell>
          <table:table-cell office:value-type="string" table:style-name="ce2">
            <text:p>승패승패패</text:p>
          </table:table-cell>
          <table:table-cell office:value-type="string" table:style-name="ce2">
            <text:p>2패</text:p>
          </table:table-cell>
          <table:table-cell office:value-type="date" office:date-value="2024-07-15T00:00:00" table:style-name="ce4">
            <text:p>07월 15일</text:p>
          </table:table-cell>
          <table:table-cell office:value-type="date" office:date-value="2024-09-11T00:00:00" table:style-name="ce4">
            <text:p>09월 1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고양오리온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0.30199999999999999" table:style-name="ce2">
            <text:p>0.30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date" office:date-value="2024-08-16T00:00:00" table:style-name="ce4">
            <text:p>08월 16일</text:p>
          </table:table-cell>
          <table:table-cell office:value-type="date" office:date-value="2024-05-14T00:00:00" table:style-name="ce4">
            <text:p>05월 14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전주KCC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date" office:date-value="2024-08-19T00:00:00" table:style-name="ce4">
            <text:p>08월 19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울산현대모비스</text:p>
          </table:table-cell>
          <table:table-cell office:value-type="float" office:value="32" table:style-name="ce2">
            <text:p>32</text:p>
          </table:table-cell>
          <table:table-cell office:value-type="float" office:value="22" table:style-name="ce2">
            <text:p>22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승패패승패</text:p>
          </table:table-cell>
          <table:table-cell office:value-type="string" table:style-name="ce2">
            <text:p>1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안양KGC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승패승승패</text:p>
          </table:table-cell>
          <table:table-cell office:value-type="string" table:style-name="ce2">
            <text:p>1패</text:p>
          </table:table-cell>
          <table:table-cell office:value-type="date" office:date-value="2024-11-16T00:00:00" table:style-name="ce4">
            <text:p>11월 16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고양오리온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패패승패패</text:p>
          </table:table-cell>
          <table:table-cell office:value-type="string" table:style-name="ce2">
            <text:p>2패</text:p>
          </table:table-cell>
          <table:table-cell office:value-type="string" table:style-name="ce2">
            <text:p>13-14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인천전자랜드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승패승승패</text:p>
          </table:table-cell>
          <table:table-cell office:value-type="string" table:style-name="ce2">
            <text:p>1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부산KT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승패패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3-14</text:p>
          </table:table-cell>
          <table:table-cell office:value-type="string" table:style-name="ce2">
            <text:p>13-1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서울삼성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패승패패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3-14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서울SK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패승패승승</text:p>
          </table:table-cell>
          <table:table-cell office:value-type="string" table:style-name="ce2">
            <text:p>2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원주DB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패승승승승</text:p>
          </table:table-cell>
          <table:table-cell office:value-type="string" table:style-name="ce2">
            <text:p>4승</text:p>
          </table:table-cell>
          <table:table-cell office:value-type="string" table:style-name="ce2">
            <text:p>13-14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창원LG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7-20T00:00:00" table:style-name="ce4">
            <text:p>07월 20일</text:p>
          </table:table-cell>
          <table:table-cell table:style-name="ce2"/>
          <table:table-cell table:style-name="ce5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서울 SK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패승패패패</text:p>
          </table:table-cell>
          <table:table-cell office:value-type="string" table:style-name="ce2">
            <text:p>1패</text:p>
          </table:table-cell>
          <table:table-cell office:value-type="date" office:date-value="2024-06-21T00:00:00" table:style-name="ce4">
            <text:p>06월 21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수원 KT</text:p>
          </table:table-cell>
          <table:table-cell office:value-type="float" office:value="37" table:style-name="ce2">
            <text:p>37</text:p>
          </table:table-cell>
          <table:table-cell office:value-type="float" office:value="17" table:style-name="ce2">
            <text:p>17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승승승승패</text:p>
          </table:table-cell>
          <table:table-cell office:value-type="string" table:style-name="ce2">
            <text:p>1패</text:p>
          </table:table-cell>
          <table:table-cell office:value-type="date" office:date-value="2024-07-21T00:00:00" table:style-name="ce4">
            <text:p>07월 21일</text:p>
          </table:table-cell>
          <table:table-cell office:value-type="date" office:date-value="2024-10-16T00:00:00" table:style-name="ce4">
            <text:p>10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안양 KGC</text:p>
          </table:table-cell>
          <table:table-cell office:value-type="float" office:value="32" table:style-name="ce2">
            <text:p>32</text:p>
          </table:table-cell>
          <table:table-cell office:value-type="float" office:value="22" table:style-name="ce2">
            <text:p>22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승승패패승</text:p>
          </table:table-cell>
          <table:table-cell office:value-type="string" table:style-name="ce2">
            <text:p>1승</text:p>
          </table:table-cell>
          <table:table-cell office:value-type="date" office:date-value="2024-09-18T00:00:00" table:style-name="ce4">
            <text:p>09월 18일</text:p>
          </table:table-cell>
          <table:table-cell office:value-type="string" table:style-name="ce2">
            <text:p>14-13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울산 현대모비스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고양 오리온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패승승승승</text:p>
          </table:table-cell>
          <table:table-cell office:value-type="string" table:style-name="ce2">
            <text:p>1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12-15T00:00:00" table:style-name="ce4">
            <text:p>12월 15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대구 한국가스공사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0.5" table:style-name="ce2">
            <text:p>0.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3승</text:p>
          </table:table-cell>
          <table:table-cell office:value-type="string" table:style-name="ce2">
            <text:p>14-13</text:p>
          </table:table-cell>
          <table:table-cell office:value-type="string" table:style-name="ce2">
            <text:p>13-1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창원 LG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패승승패패</text:p>
          </table:table-cell>
          <table:table-cell office:value-type="string" table:style-name="ce2">
            <text:p>2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08-19T00:00:00" table:style-name="ce4">
            <text:p>08월 19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원주 DB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패패패승승</text:p>
          </table:table-cell>
          <table:table-cell office:value-type="string" table:style-name="ce2">
            <text:p>1승</text:p>
          </table:table-cell>
          <table:table-cell office:value-type="string" table:style-name="ce2">
            <text:p>13-14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전주 KCC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서울 삼성</text:p>
          </table:table-cell>
          <table:table-cell office:value-type="float" office:value="9" table:style-name="ce2">
            <text:p>9</text:p>
          </table:table-cell>
          <table:table-cell office:value-type="float" office:value="45" table:style-name="ce2">
            <text:p>45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패패패패패</text:p>
          </table:table-cell>
          <table:table-cell office:value-type="string" table:style-name="ce2">
            <text:p>13패</text:p>
          </table:table-cell>
          <table:table-cell office:value-type="date" office:date-value="2024-06-20T00:00:00" table:style-name="ce4">
            <text:p>06월 20일</text:p>
          </table:table-cell>
          <table:table-cell office:value-type="date" office:date-value="2024-03-25T00:00:00" table:style-name="ce4">
            <text:p>03월 25일</text:p>
          </table:table-cell>
          <table:table-cell table:number-columns-repeated="2" table:style-name="ce5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안양 KGC</text:p>
          </table:table-cell>
          <table:table-cell office:value-type="float" office:value="37" table:style-name="ce2">
            <text:p>37</text:p>
          </table:table-cell>
          <table:table-cell office:value-type="float" office:value="17" table:style-name="ce2">
            <text:p>17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승승패승패</text:p>
          </table:table-cell>
          <table:table-cell office:value-type="string" table:style-name="ce2">
            <text:p>1패</text:p>
          </table:table-cell>
          <table:table-cell office:value-type="date" office:date-value="2024-07-20T00:00:00" table:style-name="ce4">
            <text:p>07월 20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창원 LG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패승승패승</text:p>
          </table:table-cell>
          <table:table-cell office:value-type="string" table:style-name="ce2">
            <text:p>1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6-21T00:00:00" table:style-name="ce4">
            <text:p>06월 21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서울 SK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승승승승승</text:p>
          </table:table-cell>
          <table:table-cell office:value-type="string" table:style-name="ce2">
            <text:p>9승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울산 현대모비스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2">
            <text:p>20</text:p>
          </table:table-cell>
          <table:table-cell office:value-type="float" office:value="0.63" table:style-name="ce2">
            <text:p>0.6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승승승승패</text:p>
          </table:table-cell>
          <table:table-cell office:value-type="string" table:style-name="ce2">
            <text:p>1패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0-17T00:00:00" table:style-name="ce4">
            <text:p>10월 17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고양 캐롯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패패승패승</text:p>
          </table:table-cell>
          <table:table-cell office:value-type="string" table:style-name="ce2">
            <text:p>1승</text:p>
          </table:table-cell>
          <table:table-cell office:value-type="date" office:date-value="2024-10-17T00:00:00" table:style-name="ce4">
            <text:p>10월 17일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전주 KCC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string" table:style-name="ce2">
            <text:p>13-14</text:p>
          </table:table-cell>
          <table:table-cell office:value-type="date" office:date-value="2024-11-16T00:00:00" table:style-name="ce4">
            <text:p>11월 16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원주 DB</text:p>
          </table:table-cell>
          <table:table-cell office:value-type="float" office:value="22" table:style-name="ce2">
            <text:p>22</text:p>
          </table:table-cell>
          <table:table-cell office:value-type="float" office:value="32" table:style-name="ce2">
            <text:p>3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승승승패패</text:p>
          </table:table-cell>
          <table:table-cell office:value-type="string" table:style-name="ce2">
            <text:p>2패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수원 KT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12-15T00:00:00" table:style-name="ce4">
            <text:p>12월 15일</text:p>
          </table:table-cell>
          <table:table-cell office:value-type="date" office:date-value="2024-09-18T00:00:00" table:style-name="ce4">
            <text:p>09월 18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대구 한국가스공사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패패패패승</text:p>
          </table:table-cell>
          <table:table-cell office:value-type="string" table:style-name="ce2">
            <text:p>1승</text:p>
          </table:table-cell>
          <table:table-cell office:value-type="date" office:date-value="2024-11-16T00:00:00" table:style-name="ce4">
            <text:p>11월 16일</text:p>
          </table:table-cell>
          <table:table-cell office:value-type="date" office:date-value="2024-07-20T00:00:00" table:style-name="ce4">
            <text:p>07월 20일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서울 삼성</text:p>
          </table:table-cell>
          <table:table-cell office:value-type="float" office:value="14" table:style-name="ce2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패패패승패</text:p>
          </table:table-cell>
          <table:table-cell office:value-type="string" table:style-name="ce2">
            <text:p>1패</text:p>
          </table:table-cell>
          <table:table-cell office:value-type="date" office:date-value="2024-09-18T00:00:00" table:style-name="ce4">
            <text:p>09월 18일</text:p>
          </table:table-cell>
          <table:table-cell office:value-type="date" office:date-value="2024-05-22T00:00:00" table:style-name="ce4">
            <text:p>05월 22일</text:p>
          </table:table-cell>
          <table:table-cell table:style-name="ce2"/>
          <table:table-cell table:style-name="ce5"/>
          <table:table-cell table:number-columns-repeated="16371"/>
        </table:table-row>
        <table:table-row table:number-rows-repeated="10484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맑은 고딕" svg:font-family="&quot;맑은 고딕&quot;"/>
    <style:font-face style:name="Inherit" svg:font-family="Inherit"/>
  </office:font-face-decls>
  <office:styles>
    <number:number-style style:name="N0">
      <number:number number:min-integer-digits="1"/>
    </number:number-style>
    <number:date-style style:name="N48">
      <number:month number:style="long"/>
      <number:text>월 </number:text>
      <number:day number:style="long"/>
      <number:text>일</number:text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2-18T10:41:42Z</meta:creation-date>
    <dc:date>2024-12-18T10:48:34Z</dc:date>
  </office:meta>
</office:document-meta>
</file>